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16.999cm" table:align="margins"/>
    </style:style>
    <style:style style:name="Tabla1.A" style:family="table-column">
      <style:table-column-properties style:column-width="16.999cm" style:rel-column-width="65535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0.002cm solid #000000" fo:border-top="none" fo:border-bottom="0.002cm solid #00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Eliminación de duplicación</text:p>
      <text:p text:style-name="Standard"/>
      <text:p text:style-name="Standard"><text:s text:c="5"/>Recibir como entrada 20 numeros entre 10 y 100, inclusive. A medida que se lea cada número, validarlo y almacenarlo en un arreglo de manera que el arreglo no contenga números duplicados. Despues mostrar los elementos del arreglo.</text:p>
      <text:p text:style-name="Standard"/>
      <text:p text:style-name="Standard">Leer datos</text:p>
      <text:p text:style-name="Standard">si el dato no se encuetra ya almacenarlo</text:p>
      <text:p text:style-name="Standard">repetir 20 veces el paso 1 </text:p>
      <text:p text:style-name="Standard">mostrar los elementos del arreglo</text:p>
      <text:p text:style-name="Standard"/>
      <table:table table:name="Tabla1" table:style-name="Tabla1">
        <table:table-column table:style-name="Tabla1.A"/>
        <table:table-row>
          <table:table-cell table:style-name="Tabla1.A1" office:value-type="string">
            <text:p text:style-name="Table_20_Contents">SinDuplicados</text:p>
          </table:table-cell>
        </table:table-row>
        <table:table-row>
          <table:table-cell table:style-name="Tabla1.A2" office:value-type="string">
            <text:p text:style-name="Table_20_Contents">-vectorS : vector int</text:p>
          </table:table-cell>
        </table:table-row>
        <table:table-row>
          <table:table-cell table:style-name="Tabla1.A2" office:value-type="string">
            <text:p text:style-name="Table_20_Contents">+leerEntrada(entrada : unsigned)</text:p>
            <text:p text:style-name="Table_20_Contents">+BuscarElemento( dato : unsigned) : bool</text:p>
            <text:p text:style-name="Table_20_Contents">+establecerElemento(dato : unsigned)</text:p>
            <text:p text:style-name="Table_20_Contents">+mostrarElementos()</text:p>
          </table:table-cell>
        </table:table-row>
      </table:table>
      <text:p text:style-name="Standard"/>
      <text:p text:style-name="Standard"/>
      <text:p text:style-name="Standard">+leerEntrada( entrada : unsigned)</text:p>
      <text:p text:style-name="Standard"><text:s text:c="6"/>si 10 &lt;= entrada &lt;= 100</text:p>
      <text:p text:style-name="Standard"><text:tab/>si entrada no se encuentra en el vector</text:p>
      <text:p text:style-name="Standard"><text:tab/> <text:s text:c="5"/>establecer entrada como un elemento de vector</text:p>
      <text:p text:style-name="Standard"><text:s text:c="6"/>de lo contrario</text:p>
      <text:p text:style-name="Standard"><text:tab/>mostrar "entrada inválida. Tiene que ingresar un número entre 10 y 100."</text:p>
      <text:p text:style-name="Standard"><text:tab/>leerEntrada( captar entrada)</text:p>
      <text:p text:style-name="Standard"/>
      <text:p text:style-name="Standard"/>
      <text:p text:style-name="Standard">BuscarElemento(dato : unsigned) <text:s text:c="3"/></text:p>
      <text:p text:style-name="Standard"><text:s text:c="6"/>para cada elemento del vector</text:p>
      <text:p text:style-name="Standard"><text:tab/>comparar elemento con dato</text:p>
      <text:p text:style-name="Standard"><text:tab/> <text:s text:c="5"/>si son iguales</text:p>
      <text:p text:style-name="Standard"><text:tab/><text:tab/>devolver true</text:p>
      <text:p text:style-name="Standard"><text:s text:c="6"/>devolver false</text:p>
      <text:p text:style-name="Standard"/>
      <text:p text:style-name="Standard">+establecerElemento(dato : unsigned)</text:p>
      <text:p text:style-name="Standard"><text:s text:c="7"/>incrementar vector en un elemento y asignarle el valor de dato</text:p>
      <text:p text:style-name="Standard"/>
      <text:p text:style-name="Standard">+mostrarElementos()</text:p>
      <text:p text:style-name="Standard"><text:s text:c="6"/>para cada elemento del vector</text:p>
      <text:p text:style-name="Standard"><text:tab/>mostrar element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2H30M19S</meta:editing-duration>
    <meta:editing-cycles>5</meta:editing-cycles>
    <meta:generator>OpenOffice/4.1.7$Win32 OpenOffice.org_project/417m1$Build-9800</meta:generator>
    <dc:date>2020-07-26T23:51:01.40</dc:date>
    <meta:document-statistic meta:table-count="1" meta:image-count="0" meta:object-count="0" meta:page-count="1" meta:paragraph-count="30" meta:word-count="164" meta:character-count="1137"/>
    <meta:user-defined meta:name="Info 1"/>
    <meta:user-defined meta:name="Info 2"/>
    <meta:user-defined meta:name="Info 3"/>
    <meta:user-defined meta:name="Info 4"/>
  </office:meta>
</office:document-meta>
</file>